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83900" calcext:value-type="float">
            <text:p>839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60100" calcext:value-type="float">
            <text:p>60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6000" calcext:value-type="float">
            <text:p>-6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7850" calcext:value-type="float">
            <text:p>-78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10500" calcext:value-type="float">
            <text:p>-10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2100" calcext:value-type="float">
            <text:p>-2100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2600" calcext:value-type="float">
            <text:p>-26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400" calcext:value-type="float">
            <text:p>-4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150" calcext:value-type="float">
            <text:p>-11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150" calcext:value-type="float">
            <text:p>-21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8300" calcext:value-type="float">
            <text:p>-83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table:formula="of:=[.B54]/21" office:value-type="float" office:value="0" calcext:value-type="float">
            <text:p>0</text:p>
          </table:table-cell>
          <table:table-cell table:formula="of:=[.C54]/20" office:value-type="float" office:value="0" calcext:value-type="float">
            <text:p>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19" office:value-type="float" office:value="0" calcext:value-type="float">
            <text:p>0</text:p>
          </table:table-cell>
          <table:table-cell table:formula="of:=[.F54]/2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0:.F8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19" office:value-type="float" office:value="0" calcext:value-type="float">
            <text:p>0</text:p>
          </table:table-cell>
          <table:table-cell table:formula="of:=[.F80]/22" office:value-type="float" office:value="0" calcext:value-type="float">
            <text:p>0</text:p>
          </table:table-cell>
          <table:table-cell/>
          <table:table-cell table:style-name="ce21"/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1:34:19.565828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6T11:34:46.060773951</dc:date>
    <meta:editing-duration>P10DT39M54S</meta:editing-duration>
    <meta:editing-cycles>3105</meta:editing-cycles>
    <meta:generator>LibreOffice/4.2.8.2$Linux_X86_64 LibreOffice_project/420m0$Build-2</meta:generator>
    <meta:document-statistic meta:table-count="18" meta:cell-count="8355" meta:object-count="0"/>
  </office:meta>
</office:document-meta>
</file>